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3052d6"/>
    </style:style>
    <style:style style:name="P9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0" style:family="paragraph" style:parent-style-name="Standard" style:list-style-name="L2">
      <style:text-properties fo:language="en" fo:country="US" officeooo:rsid="00211f4e" officeooo:paragraph-rsid="0031ff48" fo:background-color="#66ff66"/>
    </style:style>
    <style:style style:name="P11" style:family="paragraph" style:parent-style-name="Standard" style:list-style-name="L2">
      <style:text-properties fo:language="en" fo:country="US" officeooo:rsid="002bf78a" officeooo:paragraph-rsid="002bf78a" fo:background-color="#66ff66"/>
    </style:style>
    <style:style style:name="P12" style:family="paragraph" style:parent-style-name="Standard" style:list-style-name="L2">
      <style:text-properties fo:language="en" fo:country="US" officeooo:rsid="0022315a" officeooo:paragraph-rsid="0022315a"/>
    </style:style>
    <style:style style:name="P13" style:family="paragraph" style:parent-style-name="Standard" style:list-style-name="L2">
      <style:text-properties fo:language="en" fo:country="US" officeooo:rsid="0022a670" officeooo:paragraph-rsid="0022a670"/>
    </style:style>
    <style:style style:name="P14" style:family="paragraph" style:parent-style-name="Standard" style:list-style-name="L2">
      <style:text-properties fo:language="en" fo:country="US" officeooo:rsid="00258add" officeooo:paragraph-rsid="00258add"/>
    </style:style>
    <style:style style:name="P15" style:family="paragraph" style:parent-style-name="Standard" style:list-style-name="L2">
      <style:text-properties fo:language="en" fo:country="US" officeooo:rsid="002a9f8d" officeooo:paragraph-rsid="002a9f8d"/>
    </style:style>
    <style:style style:name="P16" style:family="paragraph" style:parent-style-name="Standard" style:list-style-name="L2">
      <style:text-properties fo:language="en" fo:country="US" officeooo:rsid="003052d6" officeooo:paragraph-rsid="003052d6" fo:background-color="#00cc00"/>
    </style:style>
    <style:style style:name="P17" style:family="paragraph" style:parent-style-name="Standard" style:list-style-name="L2">
      <style:text-properties fo:language="en" fo:country="US" officeooo:rsid="00211f4e" officeooo:paragraph-rsid="00211f4e"/>
    </style:style>
    <style:style style:name="P18" style:family="paragraph" style:parent-style-name="Standard" style:list-style-name="L2">
      <style:text-properties fo:language="en" fo:country="US" officeooo:rsid="001413de" officeooo:paragraph-rsid="001413de"/>
    </style:style>
    <style:style style:name="P19" style:family="paragraph" style:parent-style-name="Standard" style:list-style-name="L2">
      <style:text-properties fo:language="en" fo:country="US" officeooo:rsid="001b8289" officeooo:paragraph-rsid="001b8289"/>
    </style:style>
    <style:style style:name="P20" style:family="paragraph" style:parent-style-name="Standard" style:list-style-name="L2">
      <style:text-properties fo:language="en" fo:country="US" officeooo:paragraph-rsid="001413de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fo:language="en" fo:country="US" officeooo:rsid="003052d6" fo:background-color="#00cc00" loext:char-shading-value="0"/>
    </style:style>
    <style:style style:name="T6" style:family="text">
      <style:text-properties officeooo:rsid="002d60cc"/>
    </style:style>
    <style:style style:name="T7" style:family="text">
      <style:text-properties fo:background-color="#00cc00" loext:char-shading-value="0"/>
    </style:style>
    <style:style style:name="T8" style:family="text">
      <style:text-properties officeooo:rsid="0031ff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4239215895" text:style-name="L1">
        <text:list-item>
          <text:p text:style-name="P4">202002:</text:p>
        </text:list-item>
      </text:list>
      <text:list xml:id="list4223605720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20200608:</text:p>
          <text:list>
            <text:list-item>
              <text:p text:style-name="P12">See TODO in home/.bashrc:</text:p>
              <text:list>
                <text:list-item>
                  <text:p text:style-name="P12">Fix up `gs_git_branch_hash_bak` function and move it to “useful_scripts/git-branch_hash_bak”.</text:p>
                </text:list-item>
              </text:list>
            </text:list-item>
            <text:list-item>
              <text:p text:style-name="P13">See TODO in home/.gitconfig, and clean that all up</text:p>
            </text:list-item>
            <text:list-item>
              <text:p text:style-name="P13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4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5">See TODO in “home/.bash_aliases” file: </text:p>
              <text:list>
                <text:list-item>
                  <text:p text:style-name="P15">move all of my custom aliases from ~/.bashrc to home/.bash_aliases instead</text:p>
                </text:list-item>
                <text:list-item>
                  <text:p text:style-name="P15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1">TODO: See <text:span text:style-name="T6">TODO in </text:span>useful_scripts/ros_readbagfile.py</text:p>
              <text:list>
                <text:list-item>
                  <text:p text:style-name="P11">convert this entire Python script to a C++ program using the [C++ rosbag API](http://wiki.ros.org/rosbag/Code%20API#cpp_api), to hopefully achieve a speed-up of ~13x or so.</text:p>
                </text:list-item>
              </text:list>
            </text:list-item>
            <text:list-item>
              <text:p text:style-name="P16">Create a ROS wiki username so I can log in and perhaps edit the ROS wikis online!</text:p>
              <text:list>
                <text:list-item>
                  <text:p text:style-name="P8"><text:span text:style-name="T5">Ex: </text:span><text:a xlink:type="simple" xlink:href="http://wiki.ros.org/rosbag/Commandline" text:style-name="Internet_20_link" text:visited-style-name="Visited_20_Internet_20_Link"><text:span text:style-name="T7">http://wiki.ros.org/rosbag/Commandline</text:span></text:a></text:p>
                </text:list-item>
              </text:list>
            </text:list-item>
            <text:list-item>
              <text:p text:style-name="P10">*****<text:span text:style-name="T8">+Add a little bash script/tool to convert absolute symbolic links to relative symbolic links. </text:span></text:p>
              <text:list>
                <text:list-item>
                  <text:p text:style-name="P10"><text:span text:style-name="T8">Be sure to make it “safe” so one can easily see a log of which links were changed when done, in case it botches them and they are broken and need to be reverted!</text:span></text:p>
                </text:list-item>
              </text:list>
            </text:list-item>
          </text:list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><text:soft-page-break/></text:p>
        </text:list-item>
        <text:list-item>
          <text:p text:style-name="P18"/>
        </text:list-item>
        <text:list-item>
          <text:p text:style-name="P20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9T00:06:44.216711897</dc:date>
    <meta:editing-duration>P3DT14H29M34S</meta:editing-duration>
    <meta:editing-cycles>27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9" meta:word-count="323" meta:character-count="2008" meta:non-whitespace-character-count="1745"/>
  </office:meta>
</office:document-meta>
</file>